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83cm" fo:margin-left="-0.208cm" fo:margin-top="0cm" fo:margin-bottom="0cm" table:align="left" style:writing-mode="lr-tb"/>
    </style:style>
    <style:style style:name="Table1.A" style:family="table-column">
      <style:table-column-properties style:column-width="11.25cm"/>
    </style:style>
    <style:style style:name="Table1.B" style:family="table-column">
      <style:table-column-properties style:column-width="5.73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1.B8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Таблица3" style:family="table">
      <style:table-properties style:width="18.501cm" table:align="margins" style:shadow="none" style:writing-mode="lr-tb"/>
    </style:style>
    <style:style style:name="Таблица3.A" style:family="table-column">
      <style:table-column-properties style:column-width="18.501cm" style:rel-column-width="10489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8.501cm" table:align="margins" style:writing-mode="lr-tb"/>
    </style:style>
    <style:style style:name="Таблица4.A" style:family="table-column">
      <style:table-column-properties style:column-width="18.501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3" style:family="paragraph" style:parent-style-name="Standard">
      <style:paragraph-properties fo:margin-left="0cm" fo:margin-right="0cm" fo:margin-top="0.423cm" fo:margin-bottom="0cm" loext:contextual-spacing="false" fo:line-height="150%" fo:text-align="center" style:justify-single-word="false" fo:text-indent="0cm" style:auto-text-indent="false"/>
      <style:text-properties style:font-name="Times New Roman3"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8" style:family="paragraph" style:parent-style-name="Table">
      <style:paragraph-properties fo:margin-left="0cm" fo:margin-right="0cm" fo:text-indent="0cm" style:auto-text-indent="false" fo:keep-with-next="always"/>
    </style:style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1">
      <style:paragraph-properties fo:margin-left="0cm" fo:margin-right="0cm" fo:text-indent="0cm" style:auto-text-indent="false" fo:break-before="page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 fo:break-before="pag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tyle="normal" officeooo:paragraph-rsid="01e2bb5d" style:font-style-asian="normal" style:font-style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bold" officeooo:paragraph-rsid="01f33746" style:font-weight-asian="bold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8pt" officeooo:rsid="01fe44be" officeooo:paragraph-rsid="01fe44be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Droid Sans Mono" fo:font-size="8pt" fo:font-weight="bold" officeooo:rsid="01fe44be" officeooo:paragraph-rsid="01fe44be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Droid Sans Mono" fo:font-size="8pt" officeooo:rsid="01fe44be" officeooo:paragraph-rsid="01fe44be" style:font-size-asian="8pt" style:font-size-complex="8pt"/>
    </style:style>
    <style:style style:name="P18" style:family="paragraph" style:parent-style-name="Standard">
      <style:paragraph-properties fo:margin-left="9.8cm" fo:margin-right="0.45cm" fo:margin-top="0.212cm" fo:margin-bottom="0cm" loext:contextual-spacing="false" fo:text-indent="0cm" style:auto-text-indent="false"/>
      <style:text-properties style:font-name="Times New Roman3" fo:font-size="12pt" style:font-name-asian="Times New Roman4" style:font-size-asian="12pt" style:language-asian="ru" style:country-asian="RU" style:font-name-complex="Times New Roman4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a" style:font-name="Times New Roman3" fo:font-size="14pt" fo:language="ru" fo:country="RU" officeooo:rsid="01d07df0" officeooo:paragraph-rsid="01daa6bd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20" style:family="paragraph" style:parent-style-name="Heading_20_1">
      <style:text-properties officeooo:paragraph-rsid="01df533c"/>
    </style:style>
    <style:style style:name="P21" style:family="paragraph" style:parent-style-name="Heading_20_1">
      <style:text-properties officeooo:paragraph-rsid="01e2bb5d"/>
    </style:style>
    <style:style style:name="P22" style:family="paragraph" style:parent-style-name="Heading_20_1">
      <style:paragraph-properties fo:text-align="start" style:justify-single-word="false" fo:break-before="page"/>
    </style:style>
    <style:style style:name="P23" style:family="paragraph" style:parent-style-name="Standard" style:master-page-name="First_20_Page">
      <style:paragraph-properties fo:margin-left="0cm" fo:margin-right="0cm" fo:line-height="100%" fo:text-align="center" style:justify-single-word="false" fo:text-indent="0cm" style:auto-text-indent="false" style:page-number="auto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24" style:family="paragraph" style:parent-style-name="Standard" style:list-style-name="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Times New Roman3" fo:font-size="16pt" fo:font-weight="bold" style:font-name-asian="Times New Roman4" style:font-size-asian="16pt" style:language-asian="ru" style:country-asian="RU" style:font-weight-asian="bold" style:font-name-complex="Times New Roman4" style:font-size-complex="16pt"/>
    </style:style>
    <style:style style:name="P25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26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27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officeooo:paragraph-rsid="01c2bc2e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28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normal" officeooo:rsid="01c2bc2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normal" officeooo:paragraph-rsid="01c2bc2e" style:font-size-asian="14pt" style:font-weight-asian="normal" style:font-size-complex="14pt" style:font-weight-complex="normal"/>
    </style:style>
    <style:style style:name="P30" style:family="paragraph" style:parent-style-name="Standard" style:list-style-name="">
      <style:paragraph-properties fo:margin-left="0cm" fo:margin-right="0cm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31" style:family="paragraph" style:parent-style-name="Standard" style:list-style-name="">
      <style:paragraph-properties fo:margin-left="0cm" fo:margin-right="0cm" fo:text-align="center" style:justify-single-word="false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32" style:family="paragraph" style:parent-style-name="Standard" style:list-style-name="">
      <style:paragraph-properties fo:margin-left="0cm" fo:margin-right="0cm" fo:text-align="center" style:justify-single-word="false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 style:font-weight-complex="bold"/>
    </style:style>
    <style:style style:name="P33" style:family="paragraph" style:parent-style-name="Text_20_body" style:list-style-name="L2"/>
    <style:style style:name="P34" style:family="paragraph" style:parent-style-name="Text_20_body">
      <style:text-properties officeooo:rsid="0206306e" officeooo:paragraph-rsid="0206306e"/>
    </style:style>
    <style:style style:name="P35" style:family="paragraph" style:parent-style-name="Text_20_body">
      <style:text-properties officeooo:paragraph-rsid="01f7f5d5"/>
    </style:style>
    <style:style style:name="P36" style:family="paragraph" style:parent-style-name="Text_20_body">
      <style:text-properties officeooo:rsid="02097c06" officeooo:paragraph-rsid="02097c06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tyle="normal" officeooo:paragraph-rsid="0207c911" style:font-style-asian="normal" style:font-style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2097c06" officeooo:paragraph-rsid="02097c06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00000a" style:font-name="Droid Sans Mono" fo:font-size="9pt" fo:language="en" fo:country="US" officeooo:rsid="0206306e" officeooo:paragraph-rsid="0206306e" style:font-name-asian="WenQuanYi Micro Hei" style:font-size-asian="9pt" style:language-asian="zh" style:country-asian="CN" style:font-name-complex="Lohit Devanagari" style:font-size-complex="9pt" style:language-complex="hi" style:country-complex="IN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officeooo:rsid="02097c06" officeooo:paragraph-rsid="02097c06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officeooo:paragraph-rsid="02097c06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weight="normal" officeooo:rsid="02097c06" officeooo:paragraph-rsid="02097c06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weight="normal" officeooo:rsid="020b3cf5" officeooo:paragraph-rsid="020b3cf5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Calibri" fo:font-size="10.5pt" officeooo:rsid="02097c06" officeooo:paragraph-rsid="02097c06" style:font-size-asian="10.5pt" style:font-size-complex="10.5pt"/>
    </style:style>
    <style:style style:name="P46" style:family="paragraph" style:parent-style-name="Text_20_body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fo:font-style="normal" officeooo:paragraph-rsid="01e2bb5d" style:font-style-asian="normal" style:font-style-complex="normal"/>
    </style:style>
    <style:style style:name="P47" style:family="paragraph" style:parent-style-name="Text_20_body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fo:font-style="normal" officeooo:rsid="0207c911" officeooo:paragraph-rsid="0207c911" style:font-style-asian="normal" style:font-style-complex="normal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3" fo:font-size="14pt" officeooo:rsid="01f9b946" officeooo:paragraph-rsid="01f9b946" style:font-size-asian="14pt" style:font-size-complex="14pt"/>
    </style:style>
    <style:style style:name="P49" style:family="paragraph" style:parent-style-name="Text_20_body">
      <style:paragraph-properties fo:margin-left="0cm" fo:margin-right="0cm" fo:margin-top="0cm" fo:margin-bottom="0.503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a" style:font-name="Times New Roman3" fo:font-size="14pt" fo:letter-spacing="normal" fo:language="ru" fo:country="RU" fo:font-style="normal" fo:font-weight="normal" officeooo:rsid="00070af8" officeooo:paragraph-rsid="020b96fb" fo:background-color="transparent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50" style:family="paragraph" style:parent-style-name="Text_20_body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1.3cm" style:auto-text-indent="false" fo:background-color="transparent" style:writing-mode="lr-tb"/>
      <style:text-properties style:font-name="Times New Roman3" fo:font-size="14pt" fo:language="ru" fo:country="RU" officeooo:rsid="01f33746" officeooo:paragraph-rsid="01f4f93e" fo:background-color="transparent" style:font-size-asian="14pt" style:font-size-complex="14pt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monospace" fo:font-size="7.5pt" officeooo:paragraph-rsid="0204e86c" style:font-size-asian="7.5pt" style:font-size-complex="7.5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8pt" officeooo:rsid="01fe44be" officeooo:paragraph-rsid="01fe44be" style:font-size-asian="8pt" style:font-size-complex="8pt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8pt" officeooo:rsid="020b3cf5" officeooo:paragraph-rsid="020b3cf5" style:font-size-asian="8pt" style:font-size-complex="8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8pt" fo:font-weight="normal" officeooo:rsid="020b3cf5" officeooo:paragraph-rsid="020b96fb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10pt" fo:font-weight="normal" officeooo:rsid="020b3cf5" officeooo:paragraph-rsid="020b96fb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bff9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c0f4e2" style:font-weight-asian="bold" style:font-weight-complex="bold"/>
    </style:style>
    <style:style style:name="T5" style:family="text">
      <style:text-properties fo:font-weight="bold" officeooo:rsid="01d5d964" style:font-weight-asian="bold" style:font-weight-complex="bold"/>
    </style:style>
    <style:style style:name="T6" style:family="text">
      <style:text-properties fo:font-weight="bold" officeooo:rsid="01f1a626" style:font-weight-asian="bold" style:font-weight-complex="bold"/>
    </style:style>
    <style:style style:name="T7" style:family="text">
      <style:text-properties fo:font-weight="bold" officeooo:rsid="0206306e" style:font-weight-asian="bold" style:font-weight-complex="bold"/>
    </style:style>
    <style:style style:name="T8" style:family="text">
      <style:text-properties fo:font-weight="bold" style:font-name-asian="Times New Roman4" style:language-asian="ru" style:country-asian="RU" style:font-weight-asian="bold" style:font-name-complex="Times New Roman4" style:font-weight-complex="bold"/>
    </style:style>
    <style:style style:name="T9" style:family="text">
      <style:text-properties fo:font-weight="bold" officeooo:rsid="000f3815" style:font-name-asian="Times New Roman4" style:language-asian="ru" style:country-asian="RU" style:font-weight-asian="bold" style:font-name-complex="Times New Roman4" style:font-weight-complex="bold"/>
    </style:style>
    <style:style style:name="T10" style:family="text">
      <style:text-properties officeooo:rsid="01c2bc2e"/>
    </style:style>
    <style:style style:name="T11" style:family="text">
      <style:text-properties fo:font-variant="normal" fo:text-transform="none" fo:color="#000000" fo:letter-spacing="normal" fo:font-style="normal" officeooo:rsid="01c2bc2e"/>
    </style:style>
    <style:style style:name="T12" style:family="text">
      <style:text-properties fo:font-variant="normal" fo:text-transform="none" fo:color="#000000" fo:letter-spacing="normal" fo:font-style="normal" fo:font-weight="normal" officeooo:rsid="0204e86c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70af8" fo:background-color="transparent" loext:char-shading-value="0"/>
    </style:style>
    <style:style style:name="T14" style:family="text">
      <style:text-properties fo:font-variant="normal" fo:text-transform="none" fo:letter-spacing="normal" fo:font-style="normal" fo:font-weight="normal" officeooo:rsid="01c2bc2e" fo:background-color="transparent" loext:char-shading-value="0" style:font-name-asian="Times New Roman4" style:language-asian="ru" style:country-asian="RU" style:font-weight-asian="normal" style:font-name-complex="Times New Roman4" style:font-weight-complex="normal"/>
    </style:style>
    <style:style style:name="T15" style:family="text">
      <style:text-properties style:font-name-asian="Times New Roman4" style:language-asian="ru" style:country-asian="RU" style:font-name-complex="Times New Roman4"/>
    </style:style>
    <style:style style:name="T16" style:family="text">
      <style:text-properties officeooo:rsid="01bff929" style:font-name-asian="Times New Roman4" style:language-asian="ru" style:country-asian="RU" style:font-name-complex="Times New Roman4"/>
    </style:style>
    <style:style style:name="T17" style:family="text">
      <style:text-properties officeooo:rsid="01c2bc2e" style:font-name-asian="Times New Roman4" style:language-asian="ru" style:country-asian="RU" style:font-name-complex="Times New Roman4"/>
    </style:style>
    <style:style style:name="T18" style:family="text">
      <style:text-properties officeooo:rsid="0204e86c" style:font-name-asian="Times New Roman4" style:language-asian="ru" style:country-asian="RU" style:font-name-complex="Times New Roman4"/>
    </style:style>
    <style:style style:name="T19" style:family="text">
      <style:text-properties officeooo:rsid="01c2bc2e" style:font-name-asian="Times New Roman4" style:language-asian="ru" style:country-asian="RU" style:font-weight-asian="normal" style:font-name-complex="Times New Roman4" style:font-weight-complex="normal"/>
    </style:style>
    <style:style style:name="T20" style:family="text">
      <style:text-properties officeooo:rsid="01d6f5d5"/>
    </style:style>
    <style:style style:name="T21" style:family="text">
      <style:text-properties fo:color="#000000" fo:background-color="#ffffff" loext:char-shading-value="0"/>
    </style:style>
    <style:style style:name="T22" style:family="text">
      <style:text-properties fo:color="#000000" officeooo:rsid="0204e86c" style:font-name-asian="Times New Roman4" style:language-asian="ru" style:country-asian="RU" style:font-weight-asian="normal" style:font-name-complex="Times New Roman4" style:font-weight-complex="normal"/>
    </style:style>
    <style:style style:name="T23" style:family="text">
      <style:text-properties officeooo:rsid="01d7e39c"/>
    </style:style>
    <style:style style:name="T24" style:family="text">
      <style:text-properties officeooo:rsid="01dd4250"/>
    </style:style>
    <style:style style:name="T25" style:family="text">
      <style:text-properties officeooo:rsid="01dee14f"/>
    </style:style>
    <style:style style:name="T26" style:family="text">
      <style:text-properties style:font-name="Times New Roman3" fo:font-size="14pt" style:font-size-asian="14pt" style:font-size-complex="14pt"/>
    </style:style>
    <style:style style:name="T27" style:family="text">
      <style:text-properties style:font-name="Times New Roman3" fo:font-size="14pt" officeooo:rsid="020b96fb" style:font-size-asian="14pt" style:font-size-complex="14pt"/>
    </style:style>
    <style:style style:name="T28" style:family="text">
      <style:text-properties style:font-name="Times New Roman3" fo:font-size="14pt" fo:language="ru" fo:country="RU" fo:background-color="transparent" loext:char-shading-value="0" style:font-size-asian="14pt" style:font-size-complex="14pt"/>
    </style:style>
    <style:style style:name="T29" style:family="text">
      <style:text-properties style:font-name="Times New Roman3" fo:font-size="14pt" fo:language="ru" fo:country="RU" officeooo:rsid="01d11307" fo:background-color="transparent" loext:char-shading-value="0" style:font-size-asian="14pt" style:font-size-complex="14pt"/>
    </style:style>
    <style:style style:name="T30" style:family="text">
      <style:text-properties style:font-name="Times New Roman3" fo:font-size="14pt" fo:language="ru" fo:country="RU" officeooo:rsid="01dee14f" fo:background-color="transparent" loext:char-shading-value="0" style:font-size-asian="14pt" style:font-size-complex="14pt"/>
    </style:style>
    <style:style style:name="T31" style:family="text">
      <style:text-properties style:font-name="Times New Roman3" fo:font-size="14pt" fo:language="ru" fo:country="RU" officeooo:rsid="0207c911" fo:background-color="transparent" loext:char-shading-value="0" style:font-size-asian="14pt" style:font-size-complex="14pt"/>
    </style:style>
    <style:style style:name="T32" style:family="text">
      <style:text-properties style:font-name="Times New Roman3" fo:font-size="14pt" fo:language="ru" fo:country="RU" officeooo:rsid="01f83219" fo:background-color="transparent" loext:char-shading-value="0" style:font-size-asian="14pt" style:font-size-complex="14pt"/>
    </style:style>
    <style:style style:name="T33" style:family="text">
      <style:text-properties style:font-name="Times New Roman3" fo:font-size="14pt" fo:language="ru" fo:country="RU" fo:font-weight="normal" officeooo:rsid="01f83219" fo:background-color="transparent" loext:char-shading-value="0" style:font-size-asian="14pt" style:font-size-complex="14pt"/>
    </style:style>
    <style:style style:name="T34" style:family="text">
      <style:text-properties style:font-name="Times New Roman3" fo:font-size="14pt" fo:language="ru" fo:country="RU" fo:font-weight="bold" officeooo:rsid="01f83219" fo:background-color="transparent" loext:char-shading-value="0" style:font-size-asian="14pt" style:font-weight-asian="bold" style:font-size-complex="14pt" style:font-weight-complex="bold"/>
    </style:style>
    <style:style style:name="T35" style:family="text">
      <style:text-properties style:font-name="Times New Roman3" fo:font-size="14pt" fo:font-weight="bold" style:font-size-asian="14pt" style:font-weight-asian="bold" style:font-size-complex="14pt" style:font-weight-complex="bold"/>
    </style:style>
    <style:style style:name="T36" style:family="text">
      <style:text-properties officeooo:rsid="01e2bb5d"/>
    </style:style>
    <style:style style:name="T37" style:family="text">
      <style:text-properties style:font-name="Times New Roman2" style:font-name-complex="Times New Roman4"/>
    </style:style>
    <style:style style:name="T38" style:family="text">
      <style:text-properties style:font-name="Times New Roman2" fo:language="en" fo:country="US" style:font-name-complex="Times New Roman4"/>
    </style:style>
    <style:style style:name="T39" style:family="text">
      <style:text-properties style:font-name="Times New Roman2" fo:language="en" fo:country="US" officeooo:rsid="01e2bb5d" style:font-name-complex="Times New Roman4"/>
    </style:style>
    <style:style style:name="T40" style:family="text">
      <style:text-properties fo:font-weight="normal"/>
    </style:style>
    <style:style style:name="T41" style:family="text">
      <style:text-properties officeooo:rsid="01e85119"/>
    </style:style>
    <style:style style:name="T42" style:family="text">
      <style:text-properties fo:color="#5454ff" fo:font-weight="bold" fo:background-color="#ffffff" loext:char-shading-value="0"/>
    </style:style>
    <style:style style:name="T43" style:family="text">
      <style:text-properties officeooo:rsid="01f0608f"/>
    </style:style>
    <style:style style:name="T44" style:family="text">
      <style:text-properties officeooo:rsid="01f4f93e"/>
    </style:style>
    <style:style style:name="T45" style:family="text">
      <style:text-properties fo:color="#00000a" style:font-name="Times New Roman3" fo:font-size="14pt" fo:language="ru" fo:country="RU" fo:font-weight="normal" officeooo:rsid="01f9b946" fo:background-color="transparent" loext:char-shading-value="0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T46" style:family="text">
      <style:text-properties officeooo:rsid="01f7f5d5"/>
    </style:style>
    <style:style style:name="T47" style:family="text">
      <style:text-properties officeooo:rsid="01ff6f09"/>
    </style:style>
    <style:style style:name="T48" style:family="text">
      <style:text-properties officeooo:rsid="02015aba"/>
    </style:style>
    <style:style style:name="T49" style:family="text">
      <style:text-properties officeooo:rsid="00104afa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officeooo:rsid="00110cd6"/>
    </style:style>
    <style:style style:name="T52" style:family="text">
      <style:text-properties officeooo:rsid="0206306e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207c911"/>
    </style:style>
    <style:style style:name="T55" style:family="text">
      <style:text-properties officeooo:rsid="02097c06"/>
    </style:style>
    <style:style style:name="T56" style:family="text">
      <style:text-properties officeooo:rsid="020b96fb"/>
    </style:style>
    <style:style style:name="T57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3">Московский Авиационный Институт</text:p>
      <text:p text:style-name="P5">(Национальный Исследовательский Университет)</text:p>
      <text:p text:style-name="P7">Факультет прикладной математики и физики</text:p>
      <text:p text:style-name="P5">Кафедра вычислительной математики и программирования</text:p>
      <text:h text:style-name="P30" text:outline-level="1"><text:s text:c="46"/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24" text:outline-level="1">КУРСОВАЯ РАБОТА</text:h>
      <text:h text:style-name="P25" text:outline-level="1">по курсу</text:h>
      <text:h text:style-name="P26" text:outline-level="1"><text:span text:style-name="T10">"</text:span>Информатика<text:span text:style-name="T10">"</text:span></text:h>
      <text:h text:style-name="P28" text:outline-level="1">"Архитектура ЭВМ, системное программное обеспечение"</text:h>
      <text:h text:style-name="P27" text:outline-level="1"><text:span text:style-name="T1">I</text:span><text:span text:style-name="T2">I</text:span> семестр</text:h>
      <text:h text:style-name="P29" text:outline-level="1"><text:span text:style-name="T15">Задание </text:span><text:span text:style-name="T18">9</text:span><text:span text:style-name="T16"> </text:span><text:span text:style-name="T17">"</text:span><text:span text:style-name="T18">Сортировка и поиск</text:span><text:span text:style-name="T11">"</text:span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1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Студент:</text:p>
          </table:table-cell>
          <table:table-cell table:style-name="Table1.A1" office:value-type="string">
            <text:p text:style-name="P4">Пашкевич А. Р.</text:p>
          </table:table-cell>
        </table:table-row>
        <table:table-row table:style-name="Table1.1">
          <table:table-cell table:style-name="Table1.A1" office:value-type="string">
            <text:p text:style-name="P6">Группа:</text:p>
          </table:table-cell>
          <table:table-cell table:style-name="Table1.A1" office:value-type="string">
            <text:p text:style-name="P4">08-107, № по списку 10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Руководитель:</text:p>
          </table:table-cell>
          <table:table-cell table:style-name="Table1.A1" office:value-type="string">
            <text:p text:style-name="P4">Ридли М. К.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Ридли А. Н.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Оценка:</text:p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Дата:</text:p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Подпись:</text:p>
          </table:table-cell>
          <table:table-cell table:style-name="Table1.B8" office:value-type="string">
            <text:p text:style-name="P4"/>
          </table:table-cell>
        </table:table-row>
      </table:table>
      <text:p text:style-name="P18"/>
      <text:p text:style-name="P18"/>
      <text:p text:style-name="P3"><text:span text:style-name="T8">Москва, 201</text:span><text:span text:style-name="T9">7</text:span></text:p>
      <text:p text:style-name="P22">Аннотация</text:p>
      <text:p text:style-name="P49">В данном документе описывается программа, написанная в соответствии с постановкой задачи на курсовое проектирование по теме "<text:span text:style-name="T22">Сортировка и поиск</text:span>" по дисциплине "<text:span text:style-name="T19">Архитектура ЭВМ, системное программное обеспечение</text:span>". Данная программа предназначена для обработки <text:span text:style-name="T56">таблиц с ключом вещественного типа и данными в виде изображения ASCII-графики</text:span>. Входными данными является <text:span text:style-name="T20">текстовый файл содержащий изображение ASCII-графики в виде нумерованных строк</text:span>. Для проверки работы программы разработан тестовый пример. Результаты тестирования доказывают, что программа правильно выполняет все операции по обработке входных данных и формирования выходных данных.</text:p>
      <text:p text:style-name="P9"/>
      <text:p text:style-name="P10">1. <text:span text:style-name="T10">П</text:span>остановка задачи</text:p>
      <text:p text:style-name="Text_20_body">Составить программу на Си <text:span text:style-name="T49">с использованием процедур и функций </text:span>для сортировки таблицы заданным методом и двоичного поиска по ключу в таблице.</text:p>
      <text:p text:style-name="Text_20_body">Программа должна вводить значения элементов неупорядоченной таблицы и проверять работу процедуры сортировки в трех случаях:</text:p>
      <text:list xml:id="list9222151847610364157" text:style-name="L2">
        <text:list-item>
          <text:p text:style-name="P33">элементы таблицы с самого начала упорядочены</text:p>
        </text:list-item>
        <text:list-item>
          <text:p text:style-name="P33">элементы таблицы расставлены в обратном порядке</text:p>
        </text:list-item>
        <text:list-item>
          <text:p text:style-name="P33">элементы таблицы не упорядочены</text:p>
        </text:list-item>
      </text:list>
      <text:p text:style-name="Text_20_body">В последнем случае можно можно использовать встроенные процедуры генерации псевдослучайных чисел.</text:p>
      <text:p text:style-name="Text_20_body">Для каждого вызова процедуры сортировки необходимо печатать исходное состояние таблицы и результаты сортировки. </text:p>
      <text:p text:style-name="Text_20_body">После выполнения сортировки программа должна вводить ключи и для каждого из них выполнять поиск в упорядоченной таблице с помощью процедуры двоичного поиска и печатать найденные элементы, если они присутствуют в таблице.</text:p>
      <text:p text:style-name="Text_20_body">В процессе отладки и тестирования рекомендуется использовать команды обработки текстовых файлов ОС UNIX и переадресацию ввода-вывода. Тестовые данные необходимо заранее поместить в текстовые файлы.</text:p>
      <text:p text:style-name="P12"><text:span text:style-name="T3">В качестве текста для записей </text:span><text:span text:style-name="T50">таблицы</text:span><text:span text:style-name="T3"> взять</text:span> — <text:span text:style-name="T51">изображение ASCII-графики</text:span></text:p>
      <text:p text:style-name="P12"><text:span text:style-name="T3">Вариант сортиров</text:span><text:span text:style-name="T7">ки</text:span> —<text:span text:style-name="T49"> 4) </text:span><text:span text:style-name="T40">Шейкер-сортировка.</text:span></text:p>
      <text:p text:style-name="P12"><text:span text:style-name="T3">Структура таблицы: </text:span><text:span text:style-name="T52">тип ключа — вещественный, хранение данных и ключей — отдельно.</text:span></text:p>
      <text:p text:style-name="P21"><text:span text:style-name="T36">2</text:span>. <text:span text:style-name="T24">Метод </text:span>реализаци<text:span text:style-name="T24">и</text:span></text:p>
      <text:p text:style-name="P38"><text:span text:style-name="T24">1) Создать набор </text:span>тестовы<text:span text:style-name="T24">х</text:span> файл<text:span text:style-name="T24">ов, содержащих изображение ASCII-графики</text:span>. </text:p>
      <text:p text:style-name="P13"><text:span text:style-name="T24">2) </text:span>Использ<text:span text:style-name="T24">овать</text:span> команды обработки текстовых файлов OC UNIX и переадресацию ввода-вывода.</text:p>
      <text:p text:style-name="P13"><text:span text:style-name="T54">3) Произвести шейкерную сортировку по ключу таблицы</text:span>.</text:p>
      <text:p text:style-name="P13"><text:span text:style-name="T54">4</text:span>) <text:span text:style-name="T25">Распечатать</text:span> <text:span text:style-name="T54">отсортированную </text:span>таблиц<text:span text:style-name="T54">у</text:span>.</text:p>
      <text:p text:style-name="P46"><text:span text:style-name="T31">5</text:span><text:span text:style-name="T30">)</text:span><text:span text:style-name="T29"> </text:span><text:span text:style-name="T31">Расставить элементы таблицы в обратном порядке</text:span><text:span text:style-name="T29">.</text:span></text:p>
      <text:p text:style-name="P47"><text:span text:style-name="T29">6</text:span><text:span text:style-name="T28">) Расставить элементы таблицы в псевдослучайном порядке.</text:span></text:p>
      <text:p text:style-name="P47"><text:span text:style-name="T28">7) Осуществить двоичный поиск элемента по ключу.</text:span></text:p>
      <text:p text:style-name="P47"><text:span text:style-name="T28">8) Разработать меню действий</text:span></text:p>
      <text:p text:style-name="P20"><text:span text:style-name="Strong_20_Emphasis"><text:span text:style-name="T36">3. </text:span></text:span><text:span text:style-name="Strong_20_Emphasis">Функциональное назначение</text:span></text:p>
      <text:p text:style-name="P50"><text:span text:style-name="T44">Данная п</text:span>рограмма осуществляет <text:span text:style-name="T54">шейкерную сортировку и двоичный поиск по ключу в таблице</text:span>. После этого программа распечатывает <text:span text:style-name="T54">результат сортировки или выводит найденную по ключу строку.</text:span></text:p>
      <text:p text:style-name="Text_20_body"><text:soft-page-break/>Сортировка перемешиванием, или <text:span text:style-name="T53">Шейкерная сортировка</text:span>, или двунаправленная (англ. Cocktail sort) — разновидность пузырьковой сортировки. <text:span text:style-name="T54">Метод можно описать так: г</text:span>раницы рабочей части массива (то есть части массива, где происходит движение) устанавливаются в месте последнего обмена на каждой итерации. Массив просматривается поочередно справа налево и слева направо.</text:p>
      <text:p text:style-name="Heading_20_1"><text:span text:style-name="T36">4</text:span>. Общие сведения о программе</text:p>
      <text:p text:style-name="P12">Необходимое программное и аппаратное обеспечение: компилятор gcc</text:p>
      <text:p text:style-name="P12"><text:span text:style-name="T37">Операционная система: </text:span><text:span text:style-name="T38">GNU</text:span><text:span text:style-name="T37">/</text:span><text:span text:style-name="T38">Linux</text:span><text:span text:style-name="T37">, </text:span><text:span text:style-name="T39">UNIX, MS Windows</text:span></text:p>
      <text:p text:style-name="P12">Язык: Си</text:p>
      <text:p text:style-name="P12">Система программирования: Си</text:p>
      <text:p text:style-name="P12"><text:span text:style-name="T36">Способ</text:span> вызова и загрузки: bash</text:p>
      <text:p text:style-name="P20"><text:span text:style-name="T4">4</text:span><text:span text:style-name="T3">. </text:span><text:span text:style-name="T5">организация входных и выходных данных</text:span></text:p>
      <text:p text:style-name="P14">Входные данные:</text:p>
      <text:p text:style-name="P34">На первой строке находится число M, указывающее количество записей в таблице. На следующих M строках находятся пары ключ-значение, разделенные знаком табуляции. <text:s/></text:p>
      <text:p text:style-name="P34">Типы ключа — вещественный, <text:s/>значения — <text:span text:style-name="T51">изображение ASCII-графики.</text:span></text:p>
      <text:p text:style-name="P34">Далее до конца файла находятся ключи, которые нужно искать в таблице.</text:p>
      <text:p text:style-name="P14">Выходные данные:</text:p>
      <text:p text:style-name="P34">Таблица, состоящая из тех же строк, что и входная, но расположенных в отстортированном порядке. </text:p>
      <text:p text:style-name="P34">Для каждого ключа, который нужно было найти в таблице вывести соответствующие значения, разделенные знаком табуляции или "Not found", если такого ключа в таблице нет.</text:p>
      <text:p text:style-name="P20">5. <text:span text:style-name="T23">Внутреннее представление данных</text:span></text:p>
      <text:p text:style-name="P40"><text:span text:style-name="T3">typedef struct</text:span> {</text:p>
      <text:p text:style-name="P40"><text:s text:c="4"/>float key;</text:p>
      <text:p text:style-name="P40">} key_t;</text:p>
      <text:p text:style-name="P40"/>
      <text:p text:style-name="P40"><text:span text:style-name="T3">typedef struct</text:span> {</text:p>
      <text:p text:style-name="P40"><text:s text:c="4"/>char data[MAXLEN];</text:p>
      <text:p text:style-name="P40">} data_t;</text:p>
      <text:p text:style-name="Heading_20_1">3. Организация исходного кода</text:p>
      <text:p text:style-name="P36">Программа состоит из одного файла <text:span text:style-name="T35">cocktail_sort.c</text:span></text:p>
      <text:p text:style-name="P54"><text:span text:style-name="T26"><text:s/></text:span><text:span text:style-name="T27">Исполняемый файл программы собирается:</text:span></text:p>
      <text:p text:style-name="P54"><text:span text:style-name="T27"/></text:p>
      <text:p text:style-name="P55">gcc -Wall -pedantic -ansi -std=c99 -O2 -g cocktail_sort.c -o prog -lm</text:p>
      <text:p text:style-name="Heading_20_1"><text:soft-page-break/><text:span text:style-name="T41">4. </text:span>Как это работает</text:p>
      <text:p text:style-name="P35">Программа принимает на вход <text:span text:style-name="T46">текстовый файл, считывает </text:span>числ<text:span text:style-name="T55">о</text:span> <text:span text:style-name="T46">m — количество строк таблицы</text:span>. <text:span text:style-name="T55">Создает два массива: массив ключей и массив значений, наполняет массивы данными из входного файла, распечатывает таблицу.</text:span></text:p>
      <text:p text:style-name="P36">Далее программа считывает из входного файла ключи, которые необходимо найти в таблице и выводит результат.</text:p>
      <text:p text:style-name="P39">После чего выводится меню действий состоящее из следующих пунктов:</text:p>
      <text:p text:style-name="P45">Program menu:</text:p>
      <text:p text:style-name="P45">1) — Print</text:p>
      <text:p text:style-name="P45">2) — Binary search</text:p>
      <text:p text:style-name="P45">3) — Cocktail_sort</text:p>
      <text:p text:style-name="P45">4) — Mix table</text:p>
      <text:p text:style-name="P45">5) — Reverse</text:p>
      <text:p text:style-name="P45">6) — Exit</text:p>
      <text:p text:style-name="P42"><text:span text:style-name="T33"/></text:p>
      <text:p text:style-name="P42"><text:span text:style-name="T33">void </text:span><text:span text:style-name="T34">printTable</text:span></text:p>
      <text:p text:style-name="P43"><text:span text:style-name="T32">п</text:span><text:span text:style-name="T28">ечать таблицы</text:span></text:p>
      <text:p text:style-name="P41"><text:span text:style-name="T33">void </text:span><text:span text:style-name="T34">binarysearch</text:span></text:p>
      <text:p text:style-name="P43"><text:span text:style-name="T32">б</text:span><text:span text:style-name="T28">инарный поиск по ключу</text:span></text:p>
      <text:p text:style-name="P41"><text:span text:style-name="T33">void </text:span><text:span text:style-name="T34">cocktail_sort</text:span></text:p>
      <text:p text:style-name="P43"><text:span text:style-name="T32">ш</text:span><text:span text:style-name="T28">ейкерная сортировка</text:span></text:p>
      <text:p text:style-name="P41"><text:span text:style-name="T33">void </text:span><text:span text:style-name="T34">reverse</text:span></text:p>
      <text:p text:style-name="P43"><text:span text:style-name="T32">п</text:span><text:span text:style-name="T28">ереставляет все элементы в массиве в обратном порядке</text:span></text:p>
      <text:p text:style-name="P41"><text:span text:style-name="T33">void </text:span><text:span text:style-name="T34">exchange</text:span></text:p>
      <text:p text:style-name="P44"><text:span text:style-name="T32">меняет местами k[a] k[b] и v[a] </text:span><text:span text:style-name="T28">и</text:span><text:span text:style-name="T32"> v[b] </text:span></text:p>
      <text:p text:style-name="P41"><text:span text:style-name="T33">void </text:span><text:span text:style-name="T34">mix</text:span></text:p>
      <text:p text:style-name="P44"><text:span text:style-name="T28">п</text:span><text:span text:style-name="T32">еремешивание строк таблицы в псевдослучайном порядке</text:span></text:p>
      <text:p text:style-name="P41"><text:span text:style-name="T33">int </text:span><text:span text:style-name="T34">wild</text:span></text:p>
      <text:p text:style-name="P44"><text:span text:style-name="T32">в</text:span><text:span text:style-name="T28">озвращает "случайное" число</text:span></text:p>
      <text:p text:style-name="P41"><text:span text:style-name="T33">int </text:span><text:span text:style-name="T34">is_sorted</text:span></text:p>
      <text:p text:style-name="P44"><text:span text:style-name="T32">проверяет отсортирован ли </text:span><text:span text:style-name="T28">массив ключей</text:span><text:span text:style-name="T32"> по возрастанию</text:span></text:p>
      <text:p text:style-name="P41"><text:span text:style-name="T33">int </text:span><text:span text:style-name="T34">match</text:span></text:p>
      <text:p text:style-name="P44"><text:span text:style-name="T32">сравнивает значения ключей для is_sorted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1"><text:span text:style-name="T42">$</text:span><text:span text:style-name="T21"> ./prog test4.txt   </text:span><text:line-break/>File test4.txt open for reading... <text:line-break/><text:line-break/>24 rows: <text:line-break/><text:line-break/>+-----+--------+------------------------------------------------------------------+ <text:line-break/>|  #  |  key   |  Data                                                            | <text:line-break/>+-----+--------+------------------------------------------------------------------+ <text:line-break/><text:line-break/>|  0  |  0.04  | ___________________♥_Я                                       <text:line-break/>|  1  |  0.39  | __________________________♥_Л                                    <text:line-break/>|  2  |  0.94  | _______________________________♥_Ю                                 <text:line-break/>|  3  |  1.08  | _________________________________♥_Б                                <text:line-break/>|  4  |  1.87  | _________________________________♥_Л                                <text:line-break/>|  5  |  2.07  | ______________________________♥_Ю                                  <text:line-break/>|  6  |  2.30  | __________________________♥                                     <text:line-break/>|  7  |  3.44  | _____________________♥_T                                       <text:line-break/>|  8  |  3.98  | ________________♥_Е                                         <text:line-break/>|  9  |  4.40  | ___________♥_Б                                           <text:line-break/>| 10  |  4.62  | ________♥_Я                                             <text:line-break/>| 11  |  4.71  | ____♥                                                <text:line-break/>| 12  |  5.17  | __♥___________________________♥_____♥                              <text:line-break/>| 13  |  5.93  | _♥________________________♥___________♥                             <text:line-break/>| 14  |  6.34  | _♥_____________________♥_______________♥                             <text:line-break/>| 15  |  6.79  | __♥__________________♥_________________♥                             <text:line-break/><text:soft-page-break/>| 16  |  6.85  | ____♥________________________________♥                               <text:line-break/>| 17  |  7.30  | ______♥_____Л_Е_Т_О________________♥                              <text:line-break/>| 18  |  7.39  | ________♥________________________♥                                 <text:line-break/>| 19  |  7.57  | ___________♥__________________♥                                  <text:line-break/>| 20  |  7.89  | ______________♥_____________♥                                   <text:line-break/>| 21  |  8.16  | __________________♥_______♥ <text:line-break/>| 22  |  8.82  | _____________________♥__♥ <text:line-break/>| 23  |  9.86  | ________________________♥ </text:p>
            <text:p text:style-name="P51"><text:line-break/>+-----+--------+------------------------------------------------------------------+ <text:line-break/></text:p>
            <text:p text:style-name="P51">binary search result: </text:p>
            <text:p text:style-name="P51"><text:line-break/>4.40    row: 9          key: 4.40       data: ___________♥_Б <text:line-break/>6.34    row: 14         key: 6.34       data: _♥_____________________♥_______________♥ <text:line-break/>2.08    Not found <text:line-break/>1.87    row: 4          key: 1.87       data: _________________________________♥_Л            <text:line-break/>7.39    row: 18         key: 7.39       data: ________♥________________________♥              <text:line-break/>9.86    row: 23         key: 9.86       data: ________________________♥                      <text:line-break/>5.91    Not found <text:line-break/><text:line-break/>Program menu: <text:line-break/>1) - Print <text:line-break/>2) - Binary search <text:line-break/>3) - Cocktail_sort <text:line-break/>4) - Mix table <text:line-break/>5) - Reverse <text:line-break/>6) - Exit <text:line-break/><text:line-break/>Select action: </text:p>
          </table:table-cell>
        </table:table-row>
        <table:table-row table:style-name="Таблица3.1">
          <table:table-cell table:style-name="Таблица3.A1" office:value-type="string">
            <text:p text:style-name="P51">Mix table result: <text:line-break/><text:line-break/>+-----+--------+------------------------------------------------------------------+ <text:line-break/>|  #  |  key   |  Data                                                            | <text:line-break/>+-----+--------+------------------------------------------------------------------+ <text:line-break/><text:line-break/>|  0  |  0.94  | _______________________________♥_Ю                                 <text:line-break/>|  1  |  4.71  | ____♥                                                <text:line-break/>|  2  |  4.62  | ________♥_Я                                             <text:line-break/>|  3  |  1.08  | _________________________________♥_Б                                <text:line-break/>|  4  |  1.87  | _________________________________♥_Л                                <text:line-break/>|  5  |  9.86  | ________________________♥                                      <text:line-break/>|  6  |  7.39  | ________♥________________________♥                                 <text:line-break/>|  7  |  2.30  | __________________________♥                                     <text:line-break/>|  8  |  3.98  | ________________♥_Е                                         <text:line-break/>|  9  |  4.40  | ___________♥_Б                                           <text:line-break/>| 10  |  0.04  | ___________________♥_Я                                       <text:line-break/>| 11  |  5.93  | _♥________________________♥___________♥                             <text:line-break/>| 12  |  7.30  | ______♥_____Л_Е_Т_О________________♥                              <text:line-break/>| 13  |  6.85  | ____♥________________________________♥                               <text:line-break/>| 14  |  2.07  | ______________________________♥_Ю                                  <text:line-break/>| 15  |  5.17  | __♥___________________________♥_____♥                              <text:line-break/>| 16  |  6.34  | _♥_____________________♥_______________♥                             <text:line-break/>| 17  |  7.89  | ______________♥_____________♥                                   <text:line-break/>| 18  |  3.44  | _____________________♥_T                                       <text:line-break/>| 19  |  8.82  | _____________________♥__♥                                     <text:line-break/>| 20  |  0.39  | __________________________♥_Л                                    <text:line-break/>| 21  |  7.57  | ___________♥__________________♥                                  <text:line-break/>| 22  |  8.16  | __________________♥_______♥                                    <text:line-break/>| 23  |  6.79  | __♥__________________♥_________________♥                             <text:line-break/><text:line-break/>+-----+--------+------------------------------------------------------------------+ </text:p>
          </table:table-cell>
        </table:table-row>
        <table:table-row table:style-name="Таблица3.1">
          <table:table-cell table:style-name="Таблица3.A1" office:value-type="string">
            <text:p text:style-name="P51"/>
          </table:table-cell>
        </table:table-row>
      </table:table>
      <text:p text:style-name="Heading_20_1">Заключение</text:p>
      <text:p text:style-name="P19">Данная программа, составлена в соответствии с постановкой задачи на курсовое проектирование по теме "<text:span text:style-name="T12">Сортировка и поиск</text:span><text:span text:style-name="T13">" по дисциплине "</text:span><text:span text:style-name="T14">Архитектура ЭВМ, системное программное обеспечение</text:span><text:span text:style-name="T13">"</text:span>. При написании программы использованы методические указания по курсовому проектированию по дисциплине. Для проверки работоспособности программы и правильности обработки входных данных разработан тестовый пример. Тестирование программы подтвердило, что программа правильно выполняет обработку данных и выдаёт верные результаты. Всё это свидетельствует о работоспособности программы и позволяет сделать вывод о пригодности программы к решению практических задач по <text:span text:style-name="T48">обработке</text:span> <text:span text:style-name="T56">таблиц</text:span>.</text:p>
      <text:p text:style-name="P11">Приложение 1. Исходный код <text:span text:style-name="T43">программы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6"/>
          </table:table-cell>
        </table:table-row>
        <table:table-row>
          <table:table-cell table:style-name="Таблица4.A1" office:value-type="string">
            <text:p text:style-name="P53">#include &lt;stdio.h&gt;</text:p>
            <text:p text:style-name="P53">#include &lt;stdlib.h&gt;</text:p>
            <text:p text:style-name="P53">#include &lt;string.h&gt;</text:p>
            <text:p text:style-name="P53">#include &lt;time.h&gt;</text:p>
            <text:p text:style-name="P53"/>
            <text:p text:style-name="P53">#define MAXLEN 100</text:p>
            <text:p text:style-name="P53"/>
            <text:p text:style-name="P53">typedef struct {</text:p>
            <text:p text:style-name="P53"><text:s text:c="4"/>float key;</text:p>
            <text:p text:style-name="P53">} key_t;</text:p>
            <text:p text:style-name="P53"/>
            <text:p text:style-name="P53">typedef struct {</text:p>
            <text:p text:style-name="P53"><text:s text:c="4"/>char data[MAXLEN];</text:p>
            <text:p text:style-name="P53">} data_t;</text:p>
            <text:p text:style-name="P53"/>
            <text:p text:style-name="P53">int menu();</text:p>
            <text:p text:style-name="P53"/>
            <text:p text:style-name="P53">void printTable(key_t *k, data_t *v, int size);</text:p>
            <text:p text:style-name="P53">void binarysearch(key_t*, data_t*, int, float);</text:p>
            <text:p text:style-name="P53">void cocktail_sort(key_t*, data_t*, int);</text:p>
            <text:p text:style-name="P53">void reverse(key_t*, data_t*, int);</text:p>
            <text:p text:style-name="P53">void exchange(key_t*, data_t*, int, int);</text:p>
            <text:p text:style-name="P53">void mix(key_t*, data_t*, int);</text:p>
            <text:p text:style-name="P53">int wild(int, int);</text:p>
            <text:p text:style-name="P53">int is_sorted(key_t*, int);</text:p>
            <text:p text:style-name="P53">int match(float, float);</text:p>
            <text:p text:style-name="P53"/>
            <text:p text:style-name="P53">int main(int argc, char *argv[]) {</text:p>
            <text:p text:style-name="P53"/>
            <text:p text:style-name="P53"><text:s text:c="4"/>FILE *pfile = NULL;</text:p>
            <text:p text:style-name="P53"><text:s text:c="4"/>char *fname;</text:p>
            <text:p text:style-name="P53"><text:s text:c="4"/>size_t cnt = 0;</text:p>
            <text:p text:style-name="P53"><text:s text:c="4"/>float a;</text:p>
            <text:p text:style-name="P53"><text:s text:c="4"/>int action;</text:p>
            <text:p text:style-name="P53"/>
            <text:p text:style-name="P53"><text:s text:c="4"/>if (argc == 2) {</text:p>
            <text:p text:style-name="P53"><text:s text:c="8"/>fname = argv[1];</text:p>
            <text:p text:style-name="P53"><text:s text:c="4"/>} else {</text:p>
            <text:p text:style-name="P53"><text:s text:c="8"/>printf("Invalid number of parameters\n");</text:p>
            <text:p text:style-name="P53"><text:s text:c="8"/>exit(1);</text:p>
            <text:p text:style-name="P53"><text:s text:c="4"/>}</text:p>
            <text:p text:style-name="P53"><text:s text:c="4"/>//Open the file for reading</text:p>
            <text:p text:style-name="P53"><text:s text:c="4"/>if(!(pfile = fopen(fname, "r"))) {</text:p>
            <text:p text:style-name="P53"><text:s text:c="8"/>printf("Error opening %s for reading. Program terminated.\n", fname);</text:p>
            <text:p text:style-name="P53"><text:s text:c="8"/>exit(1);</text:p>
            <text:p text:style-name="P53"><text:s text:c="4"/>} else printf("File %s open for reading...\n", fname);</text:p>
            <text:p text:style-name="P53"><text:s text:c="4"/></text:p>
            <text:p text:style-name="P53"><text:s text:c="4"/>if (fscanf(pfile, "%zu", &amp;cnt)!=1) {</text:p>
            <text:p text:style-name="P53"><text:s text:c="8"/>printf("Error! Invalid input format! No number of rows specified. Program terminated.\n");</text:p>
            <text:p text:style-name="P53"><text:s text:c="8"/>exit(1);</text:p>
            <text:p text:style-name="P53"><text:s text:c="4"/>}</text:p>
            <text:p text:style-name="P53"><text:s text:c="4"/>printf("\n%3lu rows:\n\n",cnt);</text:p>
            <text:p text:style-name="P53"/>
            <text:p text:style-name="P53"><text:s text:c="4"/>key_t keys[cnt];</text:p>
            <text:p text:style-name="P53"><text:s text:c="4"/>data_t str[cnt];</text:p>
            <text:p text:style-name="P53"/>
            <text:p text:style-name="P53"><text:s text:c="4"/>int i = 0;</text:p>
            <text:p text:style-name="P53"><text:s text:c="4"/>while (i &lt; cnt) {</text:p>
            <text:p text:style-name="P53"><text:s text:c="8"/>if (fscanf(pfile, "%f", &amp;keys[i].key)!=1) {</text:p>
            <text:p text:style-name="P53"><text:s text:c="12"/>printf("Error! Invalid input format key. Program terminated.\n");</text:p>
            <text:p text:style-name="P53"><text:s text:c="12"/>exit(1);</text:p>
            <text:p text:style-name="P53"><text:s text:c="8"/>}</text:p>
            <text:p text:style-name="P53"><text:s text:c="8"/>if (fscanf(pfile, "%100s", str[i].data)!=1) {</text:p>
            <text:p text:style-name="P53"><text:s text:c="12"/>printf("Error! Invalid input format str! Program terminated.\n");</text:p>
            <text:p text:style-name="P53"><text:s text:c="12"/>exit(1);</text:p>
            <text:p text:style-name="P53"><text:s text:c="8"/>}</text:p>
            <text:p text:style-name="P53"><text:s text:c="8"/>i++;</text:p>
            <text:p text:style-name="P53"><text:s text:c="4"/>}</text:p>
            <text:p text:style-name="P53">// print то что считали из файла</text:p>
            <text:p text:style-name="P53"><text:s text:c="4"/>printTable(keys, str, cnt);</text:p>
            <text:p text:style-name="P53"><text:s text:c="4"/>printf("\n");</text:p>
            <text:p text:style-name="P53"/>
            <text:p text:style-name="P53">// <text:s text:c="4"/>binarysearch</text:p>
            <text:p text:style-name="P53"><text:s text:c="4"/>printf("binary search result:\n\n");</text:p>
            <text:p text:style-name="P53"><text:s text:c="4"/>while (fscanf(pfile, "%f", &amp;a)==1) {</text:p>
            <text:p text:style-name="P53"><text:s text:c="8"/>printf("%.2f\t",a);</text:p>
            <text:p text:style-name="P53"><text:s text:c="8"/>binarysearch(keys, str, cnt, a);</text:p>
            <text:p text:style-name="P53"><text:soft-page-break/><text:s text:c="4"/>}</text:p>
            <text:p text:style-name="P53"><text:s text:c="4"/>printf("\n");</text:p>
            <text:p text:style-name="P53"><text:s text:c="4"/>fclose(pfile); // Close the file</text:p>
            <text:p text:style-name="P53"/>
            <text:p text:style-name="P53"><text:s text:c="4"/>do {</text:p>
            <text:p text:style-name="P53"><text:s text:c="8"/>action = menu();</text:p>
            <text:p text:style-name="P53"><text:s text:c="8"/>switch (action) {</text:p>
            <text:p text:style-name="P53"><text:s text:c="12"/>case 1: </text:p>
            <text:p text:style-name="P53"><text:s text:c="16"/>printTable(keys, str, cnt);</text:p>
            <text:p text:style-name="P53"><text:s text:c="16"/>break;</text:p>
            <text:p text:style-name="P53"><text:s text:c="12"/>case 2:</text:p>
            <text:p text:style-name="P53"><text:s text:c="16"/>if (!is_sorted(keys, cnt)) {</text:p>
            <text:p text:style-name="P53"><text:s text:c="20"/>cocktail_sort(keys, str, cnt);</text:p>
            <text:p text:style-name="P53"><text:s text:c="16"/>}</text:p>
            <text:p text:style-name="P53"><text:s text:c="16"/>printTable(keys, str, cnt);</text:p>
            <text:p text:style-name="P53"><text:s text:c="16"/>float s_key;</text:p>
            <text:p text:style-name="P53"><text:s text:c="16"/>printf("Enter key: ");</text:p>
            <text:p text:style-name="P53"><text:s text:c="16"/>scanf("%f", &amp;s_key);</text:p>
            <text:p text:style-name="P53"><text:s text:c="16"/>printf("\nBinary search result:\n\n");</text:p>
            <text:p text:style-name="P53"><text:s text:c="16"/>printf("%.2f\t",s_key);</text:p>
            <text:p text:style-name="P53"><text:s text:c="16"/>binarysearch(keys, str, cnt, s_key);</text:p>
            <text:p text:style-name="P53"><text:s text:c="16"/>printf("\n");</text:p>
            <text:p text:style-name="P53"><text:s text:c="16"/>break;</text:p>
            <text:p text:style-name="P53"><text:s text:c="12"/>case 3:</text:p>
            <text:p text:style-name="P53"><text:s text:c="16"/>printTable(keys, str, cnt);</text:p>
            <text:p text:style-name="P53"><text:s text:c="16"/>printf("\nCocktail sort result:\n\n");</text:p>
            <text:p text:style-name="P53"><text:s text:c="16"/>cocktail_sort(keys, str, cnt);</text:p>
            <text:p text:style-name="P53"><text:s text:c="16"/>printTable(keys, str, cnt);</text:p>
            <text:p text:style-name="P53"><text:s text:c="16"/>break;</text:p>
            <text:p text:style-name="P53"><text:s text:c="12"/>case 4:</text:p>
            <text:p text:style-name="P53"><text:s text:c="16"/>printTable(keys, str, cnt);</text:p>
            <text:p text:style-name="P53"><text:s text:c="16"/>printf("\nMix table result:\n\n");</text:p>
            <text:p text:style-name="P53"><text:s text:c="16"/>mix(keys, str, cnt);</text:p>
            <text:p text:style-name="P53"><text:s text:c="16"/>printTable(keys, str, cnt);</text:p>
            <text:p text:style-name="P53"><text:s text:c="16"/>break;</text:p>
            <text:p text:style-name="P53"><text:s text:c="12"/>case 5:</text:p>
            <text:p text:style-name="P53"><text:s text:c="16"/>printTable(keys, str, cnt);</text:p>
            <text:p text:style-name="P53"><text:s text:c="16"/>printf("\nReverse table result:\n\n");</text:p>
            <text:p text:style-name="P53"><text:s text:c="16"/>reverse(keys, str, cnt);</text:p>
            <text:p text:style-name="P53"><text:s text:c="16"/>printTable(keys, str, cnt);</text:p>
            <text:p text:style-name="P53"><text:s text:c="16"/>break;</text:p>
            <text:p text:style-name="P53"><text:s text:c="12"/>case 6: break;</text:p>
            <text:p text:style-name="P53"><text:s text:c="12"/>default:</text:p>
            <text:p text:style-name="P53"><text:s text:c="16"/>printf("Invalide menu action!\n");</text:p>
            <text:p text:style-name="P53"><text:s text:c="16"/>break;</text:p>
            <text:p text:style-name="P53"><text:s text:c="8"/>}</text:p>
            <text:p text:style-name="P53"><text:s text:c="4"/>} while (action != 6);</text:p>
            <text:p text:style-name="P53"><text:s text:c="4"/>return 0;</text:p>
            <text:p text:style-name="P53">}</text:p>
            <text:p text:style-name="P53">// выводит меню</text:p>
            <text:p text:style-name="P53">int menu() {</text:p>
            <text:p text:style-name="P53"><text:s text:c="4"/>int action;</text:p>
            <text:p text:style-name="P53"><text:s text:c="4"/>printf("Program menu:\n");</text:p>
            <text:p text:style-name="P53"><text:s text:c="4"/>printf("1) - Print\n");</text:p>
            <text:p text:style-name="P53"><text:s text:c="4"/>printf("2) - Binary search\n");</text:p>
            <text:p text:style-name="P53"><text:s text:c="4"/>printf("3) - Cocktail_sort\n");</text:p>
            <text:p text:style-name="P53"><text:s text:c="4"/>printf("4) - Mix table\n");</text:p>
            <text:p text:style-name="P53"><text:s text:c="4"/>printf("5) - Reverse\n");</text:p>
            <text:p text:style-name="P53"><text:s text:c="4"/>printf("6) - Exit\n");</text:p>
            <text:p text:style-name="P53"><text:s text:c="4"/>printf("\nSelect action: ");</text:p>
            <text:p text:style-name="P53"><text:s text:c="4"/>scanf("%d",&amp;action);</text:p>
            <text:p text:style-name="P53"><text:s text:c="4"/>return action;</text:p>
            <text:p text:style-name="P53">}</text:p>
            <text:p text:style-name="P53"/>
            <text:p text:style-name="P53">// print table</text:p>
            <text:p text:style-name="P53">void printTable(key_t *k, data_t *v, int size){</text:p>
            <text:p text:style-name="P53"><text:s text:c="4"/>printf("+-----+--------+------------------------------------------------------------------+\n");</text:p>
            <text:p text:style-name="P53"><text:s text:c="4"/>printf("| <text:s/># <text:s/>| <text:s/>key <text:s text:c="2"/>| <text:s/>Data <text:s text:c="59"/>|\n");</text:p>
            <text:p text:style-name="P53"><text:s text:c="4"/>printf("+-----+--------+------------------------------------------------------------------+\n\n");</text:p>
            <text:p text:style-name="P53"><text:s text:c="4"/>for (int i = 0; i &lt; size; i++) {</text:p>
            <text:p text:style-name="P53"><text:s text:c="8"/>printf("| %2d <text:s/>| <text:s/>%.2f <text:s/>| %-*s \n",i, k[i].key, (int)((MAXLEN-strlen(v[i].data))/2+strlen(v[i].data)), v[i].data);</text:p>
            <text:p text:style-name="P53"><text:s text:c="4"/>}</text:p>
            <text:p text:style-name="P53"><text:s text:c="4"/>printf("\n+-----+--------+------------------------------------------------------------------+\n");</text:p>
            <text:p text:style-name="P53">}</text:p>
            <text:p text:style-name="P53"/>
            <text:p text:style-name="P53">// бинарный поиск по ключу таблицы</text:p>
            <text:p text:style-name="P53">void binarysearch(key_t *k, data_t *v, int size, float key) {</text:p>
            <text:p text:style-name="P53"><text:s text:c="4"/>if (!size) printf("Error size!");</text:p>
            <text:p text:style-name="P53"><text:s text:c="4"/>int test = 0;</text:p>
            <text:p text:style-name="P53"><text:soft-page-break/><text:s text:c="4"/>int low, high, middle;</text:p>
            <text:p text:style-name="P53"><text:s text:c="4"/>low = 0;</text:p>
            <text:p text:style-name="P53"><text:s text:c="4"/>high = size - 1;</text:p>
            <text:p text:style-name="P53"><text:s text:c="4"/>while (low &lt;= high) {</text:p>
            <text:p text:style-name="P53"><text:s text:c="8"/>middle = (low + high)/2;</text:p>
            <text:p text:style-name="P53"><text:s text:c="8"/>if (key &lt; k[middle].key) {</text:p>
            <text:p text:style-name="P53"><text:s text:c="13"/>high = middle - 1;</text:p>
            <text:p text:style-name="P53"><text:s text:c="8"/>} else if (key &gt; k[middle].key) {</text:p>
            <text:p text:style-name="P53"><text:s text:c="12"/>low = middle + 1;</text:p>
            <text:p text:style-name="P53"><text:s text:c="8"/>} else {</text:p>
            <text:p text:style-name="P53"><text:s text:c="12"/>test = 1;</text:p>
            <text:p text:style-name="P53"><text:s text:c="12"/>break;</text:p>
            <text:p text:style-name="P53"><text:s text:c="8"/>}</text:p>
            <text:p text:style-name="P53"><text:s text:c="4"/>}</text:p>
            <text:p text:style-name="P53"><text:s text:c="4"/>if (test) {</text:p>
            <text:p text:style-name="P53"><text:s text:c="8"/>printf("row: %-3d\t", middle);</text:p>
            <text:p text:style-name="P53"><text:s text:c="8"/>printf("key: %-.2f\t",k[middle].key);</text:p>
            <text:p text:style-name="P53"><text:s text:c="8"/>printf("data: %-*s\n",(int)((MAXLEN-strlen(v[middle].data))/2+strlen(v[middle].data)),v[middle].data);</text:p>
            <text:p text:style-name="P53"><text:s text:c="4"/>} else printf("Not found\n");</text:p>
            <text:p text:style-name="P53">}</text:p>
            <text:p text:style-name="P53"/>
            <text:p text:style-name="P53">// Шейкерная сортировка</text:p>
            <text:p text:style-name="P53">void cocktail_sort(key_t *k, data_t *v, int size) {</text:p>
            <text:p text:style-name="P53"><text:s text:c="4"/>int flag = 1; <text:s/>// флаг наличия перемещений</text:p>
            <text:p text:style-name="P53"><text:s text:c="4"/>int left = 0;</text:p>
            <text:p text:style-name="P53"><text:s text:c="4"/>int right = size - 1; // левая и правая границы сортируемой области массива</text:p>
            <text:p text:style-name="P53"><text:s text:c="2"/>// Выполнение цикла пока левая граница не сомкнётся с правой или пока в массиве имеются перемещения</text:p>
            <text:p text:style-name="P53"><text:s text:c="4"/>while ((left &lt; right) &amp;&amp; flag &gt; 0) {</text:p>
            <text:p text:style-name="P53"><text:s text:c="8"/>flag = 0;</text:p>
            <text:p text:style-name="P53"><text:s text:c="8"/>for (int i = left; i&lt;right; i++) {</text:p>
            <text:p text:style-name="P53"><text:s text:c="12"/>//двигаемся слева направо</text:p>
            <text:p text:style-name="P53"><text:s text:c="12"/>if (k[i].key &gt; k[i+1].key) {</text:p>
            <text:p text:style-name="P53"><text:s text:c="16"/>// если следующий элемент меньше текущего, меняем их местами</text:p>
            <text:p text:style-name="P53"><text:s text:c="16"/>exchange(k, v, i+1, i);</text:p>
            <text:p text:style-name="P53"><text:s text:c="16"/>flag = 1; <text:s text:c="5"/>// перемещения в этом цикле были</text:p>
            <text:p text:style-name="P53"><text:s text:c="12"/>}</text:p>
            <text:p text:style-name="P53"><text:s text:c="8"/>}</text:p>
            <text:p text:style-name="P53"><text:s text:c="8"/>right--; // сдвигаем правую границу на предыдущий элемент</text:p>
            <text:p text:style-name="P53"><text:s text:c="8"/>for (int i = right; i&gt;left; i--) {</text:p>
            <text:p text:style-name="P53"><text:s text:c="12"/>//двигаемся справа налево</text:p>
            <text:p text:style-name="P53"><text:s text:c="12"/>if (k[i-1].key &gt; k[i].key) {</text:p>
            <text:p text:style-name="P53"><text:s text:c="16"/>// если предыдущий элемент больше текущего, меняем их местами</text:p>
            <text:p text:style-name="P53"><text:s text:c="16"/>exchange(k, v, i, i-1);</text:p>
            <text:p text:style-name="P53"><text:s text:c="16"/>flag = 1; <text:s text:c="5"/>// перемещения в этом цикле были</text:p>
            <text:p text:style-name="P53"><text:s text:c="12"/>}</text:p>
            <text:p text:style-name="P53"><text:s text:c="8"/>}</text:p>
            <text:p text:style-name="P53"><text:s text:c="8"/>left++; // сдвигаем левую границу на следующий элемент</text:p>
            <text:p text:style-name="P53"><text:s text:c="4"/>}</text:p>
            <text:p text:style-name="P53">}</text:p>
            <text:p text:style-name="P53"/>
            <text:p text:style-name="P53">// меняет местами k[a] k[b] и v[a] b v[b]</text:p>
            <text:p text:style-name="P53">void exchange(key_t *k, data_t *v, int a, int b) {</text:p>
            <text:p text:style-name="P53"><text:s text:c="4"/>key_t tmpkey_t;</text:p>
            <text:p text:style-name="P53"><text:s text:c="4"/>data_t tmpdata_t;</text:p>
            <text:p text:style-name="P53"/>
            <text:p text:style-name="P53"><text:s text:c="4"/>tmpkey_t = k[a];</text:p>
            <text:p text:style-name="P53"><text:s text:c="4"/>k[a] = k[b];</text:p>
            <text:p text:style-name="P53"><text:s text:c="4"/>k[b] = tmpkey_t;</text:p>
            <text:p text:style-name="P53"/>
            <text:p text:style-name="P53"><text:s text:c="4"/>tmpdata_t = v[a];</text:p>
            <text:p text:style-name="P53"><text:s text:c="4"/>v[a] = v[b];</text:p>
            <text:p text:style-name="P53"><text:s text:c="4"/>v[b] = tmpdata_t;</text:p>
            <text:p text:style-name="P53">}</text:p>
            <text:p text:style-name="P53"/>
            <text:p text:style-name="P53">// Перемешивание строк таблицы в псевдослучайном порядке</text:p>
            <text:p text:style-name="P53">void mix(key_t *k, data_t *v, int size) {</text:p>
            <text:p text:style-name="P53"><text:s text:c="4"/>int i, j;</text:p>
            <text:p text:style-name="P53"><text:s text:c="4"/>srand((size_t)time(0));</text:p>
            <text:p text:style-name="P53"><text:s text:c="4"/>for (int z = 0; z &lt; size; z++) {</text:p>
            <text:p text:style-name="P53"><text:s text:c="8"/>i = wild(0, size-1);</text:p>
            <text:p text:style-name="P53"><text:s text:c="8"/>j = wild(0, size-1);</text:p>
            <text:p text:style-name="P53"><text:s text:c="8"/>exchange(k, v, i, j);</text:p>
            <text:p text:style-name="P53"><text:s text:c="4"/>}</text:p>
            <text:p text:style-name="P53">}</text:p>
            <text:p text:style-name="P53">// возвращает "очень" случайное число от 0 до size для mix</text:p>
            <text:p text:style-name="P53">int wild(int a, int b) {</text:p>
            <text:p text:style-name="P53"><text:s text:c="4"/>return a + rand() % (b - a + 1);</text:p>
            <text:p text:style-name="P53">}</text:p>
            <text:p text:style-name="P53"/>
            <text:p text:style-name="P53"><text:soft-page-break/>// расставляет элементы таблицы в обратном порядке</text:p>
            <text:p text:style-name="P53">void reverse(key_t *k, data_t *v, int size) {</text:p>
            <text:p text:style-name="P53"><text:s text:c="4"/>int i, j;</text:p>
            <text:p text:style-name="P53"><text:s text:c="4"/>for (i = 0, j = size-1; i &lt; j; i++, j--) {</text:p>
            <text:p text:style-name="P53"><text:s text:c="8"/>exchange(k, v, i, j);</text:p>
            <text:p text:style-name="P53"><text:s text:c="4"/>}</text:p>
            <text:p text:style-name="P53">}</text:p>
            <text:p text:style-name="P53"/>
            <text:p text:style-name="P53">// проверяет отсортирована ли таблица по возрастанию</text:p>
            <text:p text:style-name="P53">int is_sorted(key_t *k, int size){ </text:p>
            <text:p text:style-name="P53"><text:s text:c="4"/>for (int i = 0; i &lt; size; i++) {</text:p>
            <text:p text:style-name="P53"><text:s text:c="8"/>if (!match(k[i].key, k[i + 1].key)) {</text:p>
            <text:p text:style-name="P53"><text:s text:c="12"/>return 0;</text:p>
            <text:p text:style-name="P53"><text:s text:c="8"/>}</text:p>
            <text:p text:style-name="P53"><text:s text:c="4"/>}</text:p>
            <text:p text:style-name="P53"><text:s text:c="4"/>return 1;</text:p>
            <text:p text:style-name="P53">}</text:p>
            <text:p text:style-name="P53">// сравнивает значения ключей для is_sorted</text:p>
            <text:p text:style-name="P53">int match(float k1, float k2) {</text:p>
            <text:p text:style-name="P53"><text:s text:c="4"/>return k2 &gt;= k1;</text:p>
            <text:p text:style-name="P53">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.635cm" style:auto-text-indent="fals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cm" fo:margin-right="0cm" fo:margin-top="0cm" fo:margin-bottom="0.199cm" loext:contextual-spacing="false" fo:line-height="100%" fo:text-align="justify" style:justify-single-word="false" fo:text-indent="1.199cm" style:auto-text-indent="false" style:page-number="auto" style:writing-mode="lr-tb"/>
      <style:text-properties style:font-name="Times New Roman" fo:font-family="'Times New Roman'" style:font-style-name="Обычный" style:font-pitch="variable" fo:font-size="14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Заголовок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5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default-outline-level="" style:class="extra"/>
    <style:style style:name="Table" style:family="paragraph" style:parent-style-name="Caption" style:class="extra">
      <style:paragraph-properties style:writing-mode="lr-tb"/>
      <style:text-properties style:font-name="Times New Roman" fo:font-family="'Times New Roman'" style:font-style-name="Обычный" style:font-pitch="variable" fo:font-style="normal"/>
    </style:style>
    <style:style style:name="Heading_20_1" style:display-name="Heading 1" style:family="paragraph" style:parent-style-name="Heading" style:class="text" style:master-page-name="">
      <style:paragraph-properties fo:margin-left="0cm" fo:margin-right="0cm" fo:text-indent="0cm" style:auto-text-indent="false" style:page-number="auto" style:writing-mode="lr-tb"/>
      <style:text-properties fo:text-transform="uppercase" style:font-name="Times New Roman1" fo:font-family="'Times New Roman'" style:font-style-name="Bold" style:font-pitch="variable" fo:font-weight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.5pt" style:font-size-asian="10.5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9" style:display-name="ListLabel 19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5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0.4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0:46:00</meta:creation-date>
    <dc:language>ru-RU</dc:language>
    <dc:creator>Kane</dc:creator>
    <meta:print-date>2017-05-26T14:30:48.022452456</meta:print-date>
    <dc:date>2017-05-26T17:14:21.548843549</dc:date>
    <meta:editing-cycles>72</meta:editing-cycles>
    <meta:editing-duration>PT11H16M19S</meta:editing-duration>
    <meta:generator>LibreOffice/5.2.6.2$Linux_X86_64 LibreOffice_project/20m0$Build-2</meta:generator>
    <meta:printed-by>Kane</meta:printed-by>
    <meta:document-statistic meta:table-count="3" meta:image-count="0" meta:object-count="0" meta:page-count="10" meta:paragraph-count="347" meta:word-count="2087" meta:character-count="18651" meta:non-whitespace-character-count="13209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